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5" manifest:media-type="application/x-openoffice-gdimetafile;windows_formatname=&quot;GDIMetaFile&quot;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6a5a4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Arial" fo:font-size="12pt" officeooo:rsid="00f5e765" officeooo:paragraph-rsid="00e6e326" style:font-size-asian="12pt"/>
    </style:style>
    <style:style style:name="P3" style:family="paragraph" style:parent-style-name="Standard">
      <style:paragraph-properties>
        <style:tab-stops>
          <style:tab-stop style:position="0.9cm"/>
          <style:tab-stop style:position="5.048cm"/>
        </style:tab-stops>
      </style:paragraph-properties>
      <style:text-properties officeooo:rsid="0045d824" officeooo:paragraph-rsid="00efad52"/>
    </style:style>
    <style:style style:name="P4" style:family="paragraph" style:parent-style-name="Standard">
      <style:paragraph-properties>
        <style:tab-stops>
          <style:tab-stop style:position="5.048cm"/>
        </style:tab-stops>
      </style:paragraph-properties>
      <style:text-properties officeooo:paragraph-rsid="00ed7ec4"/>
    </style:style>
    <style:style style:name="P5" style:family="paragraph" style:parent-style-name="Standard">
      <style:paragraph-properties>
        <style:tab-stops>
          <style:tab-stop style:position="1.995cm"/>
        </style:tab-stops>
      </style:paragraph-properties>
      <style:text-properties officeooo:rsid="011462cc" officeooo:paragraph-rsid="011462cc"/>
    </style:style>
    <style:style style:name="P6" style:family="paragraph" style:parent-style-name="Standard">
      <style:paragraph-properties fo:break-before="page">
        <style:tab-stops>
          <style:tab-stop style:position="0.9cm"/>
          <style:tab-stop style:position="5.108cm"/>
        </style:tab-stops>
      </style:paragraph-properties>
      <style:text-properties style:font-name="Arial" fo:font-size="12pt" officeooo:rsid="00108231" officeooo:paragraph-rsid="0110fcb5" style:font-size-asian="12pt"/>
    </style:style>
    <style:style style:name="P7" style:family="paragraph" style:parent-style-name="Standard">
      <loext:graphic-properties draw:fill="none"/>
      <style:paragraph-properties fo:margin-left="0.9cm" fo:margin-right="0cm" fo:text-indent="-0.9cm" style:auto-text-indent="false" fo:background-color="transparent"/>
      <style:text-properties style:font-name="Arial" officeooo:rsid="00fc1088" officeooo:paragraph-rsid="00fc1088" style:font-name-asian="Symbol" style:font-name-complex="Symbol"/>
    </style:style>
    <style:style style:name="P8" style:family="paragraph" style:parent-style-name="Table_20_Contents">
      <style:paragraph-properties>
        <style:tab-stops>
          <style:tab-stop style:position="2.096cm"/>
        </style:tab-stops>
      </style:paragraph-properties>
      <style:text-properties style:text-underline-style="none" fo:font-weight="normal" officeooo:rsid="0100710a" officeooo:paragraph-rsid="0110fcb5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1.974cm"/>
        </style:tab-stops>
      </style:paragraph-properties>
      <style:text-properties style:font-name="Arial" fo:font-size="12pt" officeooo:rsid="011b89f4" officeooo:paragraph-rsid="011b89f4" style:font-size-asian="12pt"/>
    </style:style>
    <style:style style:name="P10" style:family="paragraph" style:parent-style-name="Standard">
      <style:paragraph-properties>
        <style:tab-stops>
          <style:tab-stop style:position="1.974cm"/>
        </style:tab-stops>
      </style:paragraph-properties>
      <style:text-properties style:font-name="Arial" fo:font-size="12pt" officeooo:rsid="013c42b9" officeooo:paragraph-rsid="013c42b9" style:font-size-asian="12pt"/>
    </style:style>
    <style:style style:name="P11" style:family="paragraph" style:parent-style-name="Standard">
      <style:paragraph-properties>
        <style:tab-stops>
          <style:tab-stop style:position="0.9cm"/>
          <style:tab-stop style:position="5.108cm"/>
        </style:tab-stops>
      </style:paragraph-properties>
      <style:text-properties style:font-name="Arial" fo:font-size="12pt" officeooo:rsid="00108231" officeooo:paragraph-rsid="00ec08d7" style:font-size-asian="12pt"/>
    </style:style>
    <style:style style:name="P12" style:family="paragraph" style:parent-style-name="Standard">
      <style:paragraph-properties>
        <style:tab-stops>
          <style:tab-stop style:position="1.974cm"/>
        </style:tab-stops>
      </style:paragraph-properties>
      <style:text-properties style:font-name="Arial" fo:font-size="12pt" officeooo:rsid="013e54ad" officeooo:paragraph-rsid="013e54ad" style:font-size-asian="12pt"/>
    </style:style>
    <style:style style:name="P13" style:family="paragraph" style:parent-style-name="Standard">
      <style:paragraph-properties>
        <style:tab-stops>
          <style:tab-stop style:position="1.995cm"/>
        </style:tab-stops>
      </style:paragraph-properties>
      <style:text-properties officeooo:rsid="012fd9c8" officeooo:paragraph-rsid="012fd9c8"/>
    </style:style>
    <style:style style:name="P14" style:family="paragraph" style:parent-style-name="Standard">
      <style:paragraph-properties>
        <style:tab-stops>
          <style:tab-stop style:position="1.995cm"/>
        </style:tab-stops>
      </style:paragraph-properties>
      <style:text-properties fo:color="#009933" style:font-name="Arial" fo:font-size="10pt" officeooo:rsid="011c929d" officeooo:paragraph-rsid="01324a13" style:font-size-asian="10pt" style:font-size-complex="10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995cm"/>
        </style:tab-stops>
      </style:paragraph-properties>
      <style:text-properties fo:color="#009933" style:font-name="Arial" fo:font-size="10pt" officeooo:rsid="011c929d" officeooo:paragraph-rsid="01324a13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1.974cm"/>
        </style:tab-stops>
      </style:paragraph-properties>
      <style:text-properties fo:color="#009933" style:font-name="Arial" fo:font-size="10pt" officeooo:rsid="011c929d" officeooo:paragraph-rsid="011b89f4" style:font-size-asian="10pt" style:font-size-complex="10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995cm"/>
        </style:tab-stops>
      </style:paragraph-properties>
      <style:text-properties fo:color="#009933" style:font-name="Arial" fo:font-size="12pt" officeooo:rsid="011c929d" officeooo:paragraph-rsid="013d417d" style:font-size-asian="12pt" style:font-size-complex="12pt"/>
    </style:style>
    <style:style style:name="P18" style:family="paragraph" style:parent-style-name="Standard">
      <style:paragraph-properties>
        <style:tab-stops>
          <style:tab-stop style:position="1.995cm"/>
        </style:tab-stops>
      </style:paragraph-properties>
      <style:text-properties officeooo:rsid="01324a13" officeooo:paragraph-rsid="01324a13"/>
    </style:style>
    <style:style style:name="P19" style:family="paragraph" style:parent-style-name="Standard">
      <style:paragraph-properties>
        <style:tab-stops>
          <style:tab-stop style:position="1.995cm"/>
        </style:tab-stops>
      </style:paragraph-properties>
      <style:text-properties officeooo:rsid="0132e752" officeooo:paragraph-rsid="0132e752"/>
    </style:style>
    <style:style style:name="P20" style:family="paragraph" style:parent-style-name="Standard">
      <style:paragraph-properties>
        <style:tab-stops>
          <style:tab-stop style:position="1.995cm"/>
        </style:tab-stops>
      </style:paragraph-properties>
      <style:text-properties officeooo:rsid="013481c2" officeooo:paragraph-rsid="013481c2"/>
    </style:style>
    <style:style style:name="P21" style:family="paragraph" style:parent-style-name="Standard">
      <style:paragraph-properties>
        <style:tab-stops>
          <style:tab-stop style:position="1.995cm"/>
        </style:tab-stops>
      </style:paragraph-properties>
      <style:text-properties officeooo:rsid="013746ce" officeooo:paragraph-rsid="013746ce"/>
    </style:style>
    <style:style style:name="P22" style:family="paragraph" style:parent-style-name="Standard">
      <style:paragraph-properties>
        <style:tab-stops>
          <style:tab-stop style:position="1.995cm"/>
        </style:tab-stops>
      </style:paragraph-properties>
      <style:text-properties officeooo:rsid="01393613" officeooo:paragraph-rsid="01393613"/>
    </style:style>
    <style:style style:name="P23" style:family="paragraph" style:parent-style-name="Standard">
      <style:paragraph-properties>
        <style:tab-stops>
          <style:tab-stop style:position="1.995cm"/>
        </style:tab-stops>
      </style:paragraph-properties>
      <style:text-properties officeooo:rsid="01395e29" officeooo:paragraph-rsid="01395e29"/>
    </style:style>
    <style:style style:name="P24" style:family="paragraph" style:parent-style-name="Standard">
      <loext:graphic-properties draw:fill="none"/>
      <style:paragraph-properties fo:margin-left="0.9cm" fo:margin-right="0cm" fo:text-indent="-0.9cm" style:auto-text-indent="false" fo:background-color="transparent"/>
      <style:text-properties officeooo:rsid="00fc1088" officeooo:paragraph-rsid="00fee847"/>
    </style:style>
    <style:style style:name="P25" style:family="paragraph" style:parent-style-name="Standard">
      <loext:graphic-properties draw:fill="none"/>
      <style:paragraph-properties fo:margin-left="0.9cm" fo:margin-right="0cm" fo:text-indent="-0.9cm" style:auto-text-indent="false" fo:background-color="transparent"/>
      <style:text-properties officeooo:rsid="0125783e" officeooo:paragraph-rsid="0125783e"/>
    </style:style>
    <style:style style:name="P26" style:family="paragraph" style:parent-style-name="Standard">
      <loext:graphic-properties draw:fill="none"/>
      <style:paragraph-properties fo:margin-left="0.9cm" fo:margin-right="0cm" fo:text-indent="-0.9cm" style:auto-text-indent="false" fo:background-color="transparent">
        <style:tab-stops>
          <style:tab-stop style:position="8.691cm"/>
        </style:tab-stops>
      </style:paragraph-properties>
      <style:text-properties officeooo:rsid="0125783e" officeooo:paragraph-rsid="0125783e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1276fc1" officeooo:paragraph-rsid="01276fc1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1289bfa" officeooo:paragraph-rsid="01289bfa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officeooo:rsid="00fc1088" officeooo:paragraph-rsid="01289bfa" style:font-name-asian="Symbol" style:font-name-complex="Symbol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1276fc1" officeooo:paragraph-rsid="01276fc1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1276fc1" officeooo:paragraph-rsid="01276fc1"/>
    </style:style>
    <style:style style:name="P32" style:family="paragraph" style:parent-style-name="Table_20_Contents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  <style:tab-stop style:position="11.072cm"/>
        </style:tab-stops>
      </style:paragraph-properties>
      <style:text-properties style:text-underline-style="none" fo:font-weight="normal" officeooo:rsid="0100710a" officeooo:paragraph-rsid="0100710a" style:font-weight-asian="normal" style:font-weight-complex="normal"/>
    </style:style>
    <style:style style:name="P33" style:family="paragraph" style:parent-style-name="Table_20_Contents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  <style:tab-stop style:position="11.072cm"/>
        </style:tab-stops>
      </style:paragraph-properties>
      <style:text-properties style:text-position="0% 100%" style:font-name="Liberation Serif1" fo:font-size="14pt" style:text-underline-style="none" fo:font-weight="normal" officeooo:rsid="012c9ced" officeooo:paragraph-rsid="012c9ced" style:font-name-asian="SimSun" style:font-size-asian="14pt" style:font-weight-asian="normal" style:font-name-complex="Arial2" style:font-size-complex="14pt" style:font-weight-complex="normal"/>
    </style:style>
    <style:style style:name="P34" style:family="paragraph" style:parent-style-name="Table_20_Contents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  <style:tab-stop style:position="11.072cm"/>
        </style:tab-stops>
      </style:paragraph-properties>
      <style:text-properties style:text-position="0% 100%" style:font-name="Liberation Serif1" fo:font-size="14pt" style:text-underline-style="none" fo:font-weight="normal" officeooo:rsid="012d996b" officeooo:paragraph-rsid="012d996b" style:font-name-asian="SimSun" style:font-size-asian="14pt" style:font-weight-asian="normal" style:font-name-complex="Arial2" style:font-size-complex="14pt" style:font-weight-complex="normal"/>
    </style:style>
    <style:style style:name="P35" style:family="paragraph" style:parent-style-name="Table_20_Contents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  <style:tab-stop style:position="11.072cm"/>
        </style:tab-stops>
      </style:paragraph-properties>
      <style:text-properties style:text-position="0% 100%" style:font-name="Liberation Serif" fo:font-size="14pt" style:text-underline-style="none" fo:font-weight="normal" officeooo:rsid="00e52a42" officeooo:paragraph-rsid="0100710a" style:font-name-asian="SimSun" style:font-size-asian="14pt" style:font-weight-asian="normal" style:font-name-complex="Arial2" style:font-size-complex="14pt" style:font-weight-complex="normal"/>
    </style:style>
    <style:style style:name="P36" style:family="paragraph" style:parent-style-name="Table_20_Contents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  <style:tab-stop style:position="11.072cm"/>
        </style:tab-stops>
      </style:paragraph-properties>
      <style:text-properties officeooo:paragraph-rsid="012c9ced"/>
    </style:style>
    <style:style style:name="P37" style:family="paragraph" style:parent-style-name="Table_20_Contents" style:list-style-name="L2">
      <style:paragraph-properties>
        <style:tab-stops/>
      </style:paragraph-properties>
      <style:text-properties officeooo:paragraph-rsid="012c9ced"/>
    </style:style>
    <style:style style:name="P38" style:family="paragraph" style:parent-style-name="Table_20_Contents" style:list-style-name="L2">
      <style:paragraph-properties>
        <style:tab-stops/>
      </style:paragraph-properties>
      <style:text-properties officeooo:rsid="012c9ced" officeooo:paragraph-rsid="012c9ced"/>
    </style:style>
    <style:style style:name="P39" style:family="paragraph" style:parent-style-name="Table_20_Contents" style:list-style-name="L2">
      <style:paragraph-properties>
        <style:tab-stops/>
      </style:paragraph-properties>
      <style:text-properties officeooo:rsid="012d996b" officeooo:paragraph-rsid="012d996b"/>
    </style:style>
    <style:style style:name="P40" style:family="paragraph" style:parent-style-name="Table_20_Contents">
      <style:paragraph-properties>
        <style:tab-stops>
          <style:tab-stop style:position="0.467cm"/>
          <style:tab-stop style:position="0.956cm"/>
          <style:tab-stop style:position="1.466cm"/>
          <style:tab-stop style:position="2.014cm"/>
          <style:tab-stop style:position="2.565cm"/>
          <style:tab-stop style:position="2.992cm"/>
          <style:tab-stop style:position="3.418cm"/>
          <style:tab-stop style:position="3.969cm"/>
          <style:tab-stop style:position="4.498cm"/>
          <style:tab-stop style:position="5.048cm"/>
          <style:tab-stop style:position="11.072cm"/>
        </style:tab-stops>
      </style:paragraph-properties>
      <style:text-properties officeooo:rsid="012d996b" officeooo:paragraph-rsid="012d996b"/>
    </style:style>
    <style:style style:name="T1" style:family="text">
      <style:text-properties officeooo:rsid="00de972b"/>
    </style:style>
    <style:style style:name="T2" style:family="text">
      <style:text-properties style:text-position="0% 100%" style:font-name="Arial" fo:font-size="14pt" style:text-underline-style="solid" style:text-underline-width="auto" style:text-underline-color="font-color" fo:font-weight="bold" style:font-name-asian="SimSun" style:font-size-asian="14pt" style:font-weight-asian="bold" style:font-name-complex="Arial2" style:font-size-complex="14pt" style:font-weight-complex="bold"/>
    </style:style>
    <style:style style:name="T3" style:family="text">
      <style:text-properties style:text-position="0% 100%" style:font-name="Arial" fo:font-size="14pt" style:text-underline-style="solid" style:text-underline-width="auto" style:text-underline-color="font-color" fo:font-weight="bold" officeooo:rsid="00108231" style:font-name-asian="SimSun" style:font-size-asian="14pt" style:font-weight-asian="bold" style:font-name-complex="Arial2" style:font-size-complex="14pt" style:font-weight-complex="bold"/>
    </style:style>
    <style:style style:name="T4" style:family="text">
      <style:text-properties style:text-position="0% 100%" style:font-name="Arial" fo:font-size="14pt" style:text-underline-style="solid" style:text-underline-width="auto" style:text-underline-color="font-color" fo:font-weight="bold" officeooo:rsid="0006a5a4" style:font-name-asian="SimSun" style:font-size-asian="14pt" style:font-weight-asian="bold" style:font-name-complex="Arial2" style:font-size-complex="14pt" style:font-weight-complex="bold"/>
    </style:style>
    <style:style style:name="T5" style:family="text">
      <style:text-properties style:text-position="0% 100%" style:font-name="Arial" fo:font-size="14pt" style:text-underline-style="solid" style:text-underline-width="auto" style:text-underline-color="font-color" fo:font-weight="bold" officeooo:rsid="00a07d8e" style:font-name-asian="SimSun" style:font-size-asian="14pt" style:font-weight-asian="bold" style:font-name-complex="Arial2" style:font-size-complex="14pt" style:font-weight-complex="bold"/>
    </style:style>
    <style:style style:name="T6" style:family="text">
      <style:text-properties style:text-position="0% 100%" style:font-name="Arial" fo:font-size="12pt" style:text-underline-style="none" fo:font-weight="normal" style:font-name-asian="SimSun" style:font-size-asian="10.5pt" style:font-weight-asian="normal" style:font-name-complex="Arial2" style:font-size-complex="12pt" style:font-weight-complex="normal"/>
    </style:style>
    <style:style style:name="T7" style:family="text">
      <style:text-properties style:text-position="0% 100%" style:font-name="Arial" fo:font-size="12pt" style:text-underline-style="none" fo:font-weight="normal" officeooo:rsid="0006a5a4" style:font-name-asian="SimSun" style:font-size-asian="10.5pt" style:font-weight-asian="normal" style:font-name-complex="Arial2" style:font-size-complex="12pt" style:font-weight-complex="normal"/>
    </style:style>
    <style:style style:name="T8" style:family="text">
      <style:text-properties style:text-position="0% 100%" style:font-name="Arial" fo:font-size="12pt" style:text-underline-style="none" fo:font-weight="normal" officeooo:rsid="00e5c374" style:font-name-asian="SimSun" style:font-size-asian="10.5pt" style:font-weight-asian="normal" style:font-name-complex="Arial2" style:font-size-complex="12pt" style:font-weight-complex="normal"/>
    </style:style>
    <style:style style:name="T9" style:family="text">
      <style:text-properties style:text-position="0% 100%" style:font-name="Arial" fo:font-size="10pt" style:text-underline-style="none" fo:font-weight="normal" officeooo:rsid="0006a5a4" style:font-name-asian="SimSun" style:font-size-asian="10pt" style:font-weight-asian="normal" style:font-name-complex="Arial2" style:font-size-complex="10pt" style:font-weight-complex="normal"/>
    </style:style>
    <style:style style:name="T10" style:family="text">
      <style:text-properties style:text-position="0% 100%" style:font-name="Liberation Serif1" fo:font-size="14pt" style:font-name-asian="SimSun" style:font-size-asian="14pt" style:font-name-complex="Arial2" style:font-size-complex="14pt"/>
    </style:style>
    <style:style style:name="T11" style:family="text">
      <style:text-properties style:text-position="0% 100%" style:font-name="Liberation Serif1" fo:font-size="14pt" officeooo:rsid="0110fcb5" style:font-name-asian="SimSun" style:font-size-asian="14pt" style:font-name-complex="Arial2" style:font-size-complex="14pt"/>
    </style:style>
    <style:style style:name="T12" style:family="text">
      <style:text-properties style:text-position="0% 100%" style:font-name="Liberation Serif1" fo:font-size="14pt" style:text-underline-style="none" fo:font-weight="normal" style:font-name-asian="SimSun" style:font-size-asian="14pt" style:font-weight-asian="normal" style:font-name-complex="Arial2" style:font-size-complex="14pt" style:font-weight-complex="normal"/>
    </style:style>
    <style:style style:name="T13" style:family="text">
      <style:text-properties style:text-position="0% 100%" style:font-name="Liberation Serif1" fo:font-size="14pt" style:text-underline-style="none" fo:font-weight="normal" officeooo:rsid="012c9ced" style:font-name-asian="SimSun" style:font-size-asian="14pt" style:font-weight-asian="normal" style:font-name-complex="Arial2" style:font-size-complex="14pt" style:font-weight-complex="normal"/>
    </style:style>
    <style:style style:name="T14" style:family="text">
      <style:text-properties style:text-position="0% 100%" style:font-name="Liberation Serif1" fo:font-size="14pt" style:text-underline-style="none" fo:font-weight="normal" officeooo:rsid="012d996b" style:font-name-asian="SimSun" style:font-size-asian="14pt" style:font-weight-asian="normal" style:font-name-complex="Arial2" style:font-size-complex="14pt" style:font-weight-complex="normal"/>
    </style:style>
    <style:style style:name="T15" style:family="text">
      <style:text-properties style:text-position="0% 100%" fo:font-size="14pt" style:text-underline-style="solid" style:text-underline-width="auto" style:text-underline-color="font-color" fo:font-weight="bold" style:font-name-asian="SimSun" style:font-size-asian="14pt" style:font-weight-asian="bold" style:font-name-complex="Arial2" style:font-size-complex="14pt" style:font-weight-complex="bold"/>
    </style:style>
    <style:style style:name="T16" style:family="text">
      <style:text-properties style:text-position="0% 100%" fo:font-size="14pt" style:text-underline-style="solid" style:text-underline-width="auto" style:text-underline-color="font-color" fo:font-weight="bold" officeooo:rsid="001930a9" style:font-name-asian="SimSun" style:font-size-asian="14pt" style:font-weight-asian="bold" style:font-name-complex="Arial2" style:font-size-complex="14pt" style:font-weight-complex="bold"/>
    </style:style>
    <style:style style:name="T17" style:family="text">
      <style:text-properties style:text-position="0% 100%" fo:font-size="14pt" style:text-underline-style="solid" style:text-underline-width="auto" style:text-underline-color="font-color" fo:font-weight="bold" officeooo:rsid="00e6e326" style:font-name-asian="SimSun" style:font-size-asian="14pt" style:font-weight-asian="bold" style:font-name-complex="Arial2" style:font-size-complex="14pt" style:font-weight-complex="bold"/>
    </style:style>
    <style:style style:name="T18" style:family="text">
      <style:text-properties style:text-position="0% 100%" fo:font-size="14pt" style:text-underline-style="solid" style:text-underline-width="auto" style:text-underline-color="font-color" fo:font-weight="bold" officeooo:rsid="0110fcb5" style:font-name-asian="SimSun" style:font-size-asian="14pt" style:font-weight-asian="bold" style:font-name-complex="Arial2" style:font-size-complex="14pt" style:font-weight-complex="bold"/>
    </style:style>
    <style:style style:name="T19" style:family="text">
      <style:text-properties style:text-position="0% 100%" style:text-underline-style="none" fo:font-weight="normal" officeooo:rsid="00e6e326" style:font-name-asian="SimSun" style:font-size-asian="10.5pt" style:font-weight-asian="normal" style:font-name-complex="Arial2" style:font-size-complex="12pt" style:font-weight-complex="normal"/>
    </style:style>
    <style:style style:name="T20" style:family="text">
      <style:text-properties style:text-position="0% 100%" style:text-underline-style="none" fo:font-weight="normal" officeooo:rsid="00e5c374" style:font-name-asian="SimSun" style:font-size-asian="10.5pt" style:font-weight-asian="normal" style:font-name-complex="Arial2" style:font-size-complex="12pt" style:font-weight-complex="normal"/>
    </style:style>
    <style:style style:name="T21" style:family="text">
      <style:text-properties style:font-name="Arial" style:font-name-asian="Symbol" style:font-name-complex="Symbol"/>
    </style:style>
    <style:style style:name="T22" style:family="text">
      <style:text-properties style:font-name="Arial" officeooo:rsid="00fdd652" style:font-name-asian="Symbol" style:font-name-complex="Symbol"/>
    </style:style>
    <style:style style:name="T23" style:family="text">
      <style:text-properties style:font-name="Arial" officeooo:rsid="01276fc1" style:font-name-asian="Symbol" style:font-name-complex="Symbol"/>
    </style:style>
    <style:style style:name="T24" style:family="text">
      <style:text-properties style:font-name="Arial" officeooo:rsid="01289bfa" style:font-name-asian="Symbol" style:font-name-complex="Symbol"/>
    </style:style>
    <style:style style:name="T25" style:family="text">
      <style:text-properties style:font-name="Arial" officeooo:rsid="01297c4c" style:font-name-asian="Symbol" style:font-name-complex="Symbol"/>
    </style:style>
    <style:style style:name="T26" style:family="text">
      <style:text-properties style:font-name="Arial" officeooo:rsid="012b40d3" style:font-name-asian="Symbol" style:font-name-complex="Symbol"/>
    </style:style>
    <style:style style:name="T27" style:family="text">
      <style:text-properties style:font-name="Arial" officeooo:rsid="012c5b50" style:font-name-asian="Symbol" style:font-name-complex="Symbol"/>
    </style:style>
    <style:style style:name="T28" style:family="text">
      <style:text-properties style:font-name="Arial" officeooo:rsid="0141968a" style:font-name-asian="Symbol" style:font-name-complex="Symbol"/>
    </style:style>
    <style:style style:name="T29" style:family="text">
      <style:text-properties style:font-name="Arial" officeooo:rsid="01432b89" style:font-name-asian="Symbol" style:font-name-complex="Symbol"/>
    </style:style>
    <style:style style:name="T30" style:family="text">
      <style:text-properties fo:color="#808080"/>
    </style:style>
    <style:style style:name="T31" style:family="text">
      <style:text-properties fo:color="#808080" style:text-position="0% 100%" style:font-name="Arial" fo:font-size="10pt" style:text-underline-style="none" fo:font-weight="normal" officeooo:rsid="00c94bbb" style:font-name-asian="SimSun" style:font-size-asian="10pt" style:font-weight-asian="normal" style:font-name-complex="Arial2" style:font-size-complex="10pt" style:font-weight-complex="normal"/>
    </style:style>
    <style:style style:name="T32" style:family="text">
      <style:text-properties fo:color="#808080" style:text-position="0% 100%" style:font-name="Arial" fo:font-size="10pt" style:text-underline-style="none" fo:font-weight="normal" officeooo:rsid="00e5c374" style:font-name-asian="SimSun" style:font-size-asian="10pt" style:font-weight-asian="normal" style:font-name-complex="Arial2" style:font-size-complex="10pt" style:font-weight-complex="normal"/>
    </style:style>
    <style:style style:name="T33" style:family="text">
      <style:text-properties fo:color="#808080" style:text-position="0% 100%" style:font-name="Arial" fo:font-size="10pt" style:text-underline-style="none" fo:font-weight="normal" officeooo:rsid="00feeff6" style:font-name-asian="SimSun" style:font-size-asian="10pt" style:font-weight-asian="normal" style:font-name-complex="Arial2" style:font-size-complex="10pt" style:font-weight-complex="normal"/>
    </style:style>
    <style:style style:name="T34" style:family="text">
      <style:text-properties fo:color="#808080" style:text-position="0% 100%" style:font-name="Arial" fo:font-size="10pt" style:text-underline-style="none" fo:font-weight="normal" officeooo:rsid="0125783e" style:font-name-asian="SimSun" style:font-size-asian="10pt" style:font-weight-asian="normal" style:font-name-complex="Arial2" style:font-size-complex="10pt" style:font-weight-complex="normal"/>
    </style:style>
    <style:style style:name="T35" style:family="text">
      <style:text-properties fo:color="#808080" style:text-position="0% 100%" fo:font-size="10pt" style:text-underline-style="none" fo:font-weight="normal" officeooo:rsid="00c94bbb" style:font-name-asian="SimSun" style:font-size-asian="10pt" style:font-weight-asian="normal" style:font-name-complex="Arial2" style:font-size-complex="10pt" style:font-weight-complex="normal"/>
    </style:style>
    <style:style style:name="T36" style:family="text">
      <style:text-properties fo:color="#808080" style:text-position="0% 100%" fo:font-size="10pt" style:text-underline-style="none" fo:font-weight="normal" officeooo:rsid="00e5c374" style:font-name-asian="SimSun" style:font-size-asian="10pt" style:font-weight-asian="normal" style:font-name-complex="Arial2" style:font-size-complex="10pt" style:font-weight-complex="normal"/>
    </style:style>
    <style:style style:name="T37" style:family="text">
      <style:text-properties fo:color="#808080" style:text-position="0% 100%" fo:font-size="10pt" style:text-underline-style="none" fo:font-weight="normal" officeooo:rsid="012fd9c8" style:font-name-asian="SimSun" style:font-size-asian="10pt" style:font-weight-asian="normal" style:font-name-complex="Arial2" style:font-size-complex="10pt" style:font-weight-complex="normal"/>
    </style:style>
    <style:style style:name="T38" style:family="text">
      <style:text-properties fo:color="#808080" style:text-position="0% 100%" fo:font-size="10pt" style:text-underline-style="none" fo:font-weight="normal" officeooo:rsid="013a7257" style:font-name-asian="SimSun" style:font-size-asian="10pt" style:font-weight-asian="normal" style:font-name-complex="Arial2" style:font-size-complex="10pt" style:font-weight-complex="normal"/>
    </style:style>
    <style:style style:name="T39" style:family="text">
      <style:text-properties fo:color="#808080" style:text-position="0% 100%" style:font-name="Liberation Serif1" fo:font-size="11pt" style:font-name-asian="SimSun" style:font-size-asian="11pt" style:font-name-complex="Arial2" style:font-size-complex="11pt"/>
    </style:style>
    <style:style style:name="T40" style:family="text">
      <style:text-properties fo:color="#808080" style:text-position="0% 100%" style:font-name="Liberation Serif1" fo:font-size="11pt" officeooo:rsid="0110fcb5" style:font-name-asian="SimSun" style:font-size-asian="11pt" style:font-name-complex="Arial2" style:font-size-complex="11pt"/>
    </style:style>
    <style:style style:name="T41" style:family="text">
      <style:text-properties fo:color="#808080" style:font-name="Arial" officeooo:rsid="01276fc1" style:font-name-asian="Symbol" style:font-name-complex="Symbol"/>
    </style:style>
    <style:style style:name="T42" style:family="text">
      <style:text-properties fo:color="#808080" style:font-name="Arial" officeooo:rsid="01432b89" style:font-name-asian="Symbol" style:font-name-complex="Symbol"/>
    </style:style>
    <style:style style:name="T43" style:family="text">
      <style:text-properties fo:color="#808080" officeooo:rsid="013481c2"/>
    </style:style>
    <style:style style:name="T44" style:family="text">
      <style:text-properties fo:color="#808080" officeooo:rsid="012fd9c8" style:font-name-asian="SimSun" style:font-name-complex="Arial2"/>
    </style:style>
    <style:style style:name="T45" style:family="text">
      <style:text-properties officeooo:rsid="011e16fe"/>
    </style:style>
    <style:style style:name="T46" style:family="text">
      <style:text-properties officeooo:rsid="011e16fe" style:font-name-asian="SimSun" style:font-name-complex="Arial2"/>
    </style:style>
    <style:style style:name="T47" style:family="text">
      <style:text-properties officeooo:rsid="012fd9c8" style:font-name-asian="SimSun" style:font-name-complex="Arial2"/>
    </style:style>
    <style:style style:name="T48" style:family="text">
      <style:text-properties officeooo:rsid="013168d4" style:font-name-asian="SimSun" style:font-name-complex="Arial2"/>
    </style:style>
    <style:style style:name="T49" style:family="text">
      <style:text-properties officeooo:rsid="01324a13" style:font-name-asian="SimSun" style:font-name-complex="Arial2"/>
    </style:style>
    <style:style style:name="T50" style:family="text">
      <style:text-properties style:font-name="OpenSymbol1" officeooo:rsid="011e16fe" style:font-name-asian="OpenSymbol1" style:font-name-complex="OpenSymbol1"/>
    </style:style>
    <style:style style:name="T51" style:family="text">
      <style:text-properties style:font-name="OpenSymbol1" officeooo:rsid="01324a13" style:font-name-asian="OpenSymbol1" style:font-name-complex="OpenSymbol1"/>
    </style:style>
    <style:style style:name="T52" style:family="text">
      <style:text-properties style:font-name="Liberation Serif1" officeooo:rsid="011e16fe" style:font-name-asian="Liberation Serif1" style:font-name-complex="Liberation Serif1"/>
    </style:style>
    <style:style style:name="T53" style:family="text">
      <style:text-properties style:text-position="super 58%" style:font-name="Liberation Serif1" fo:font-size="14pt" style:text-underline-style="none" fo:font-weight="normal" style:font-name-asian="SimSun" style:font-size-asian="14pt" style:font-weight-asian="normal" style:font-name-complex="Arial2" style:font-size-complex="14pt" style:font-weight-complex="normal"/>
    </style:style>
    <style:style style:name="T54" style:family="text">
      <style:text-properties style:text-position="super 58%" style:font-name="Liberation Serif1" fo:font-size="14pt" style:text-underline-style="none" fo:font-weight="normal" officeooo:rsid="012c9ced" style:font-name-asian="SimSun" style:font-size-asian="14pt" style:font-weight-asian="normal" style:font-name-complex="Arial2" style:font-size-complex="14pt" style:font-weight-complex="normal"/>
    </style:style>
    <style:style style:name="T55" style:family="text">
      <style:text-properties style:font-name="Liberation Serif1"/>
    </style:style>
    <style:style style:name="T56" style:family="text">
      <style:text-properties style:font-name="Liberation Serif1" style:font-name-asian="Liberation Serif1" style:font-name-complex="Liberation Serif1"/>
    </style:style>
    <style:style style:name="T57" style:family="text">
      <style:text-properties style:font-name="Liberation Serif1" officeooo:rsid="01395e29"/>
    </style:style>
    <style:style style:name="T58" style:family="text">
      <style:text-properties style:text-line-through-style="solid" style:text-line-through-type="single" style:text-line-through-text="X" officeooo:rsid="012fd9c8" style:font-name-asian="SimSun" style:font-name-complex="Arial2"/>
    </style:style>
    <style:style style:name="T59" style:family="text">
      <style:text-properties officeooo:rsid="013168d4"/>
    </style:style>
    <style:style style:name="T60" style:family="text">
      <style:text-properties officeooo:rsid="01324a13"/>
    </style:style>
    <style:style style:name="T61" style:family="text">
      <style:text-properties style:font-name="Arial" officeooo:rsid="011e16fe" style:font-name-asian="OpenSymbol1" style:font-name-complex="OpenSymbol1"/>
    </style:style>
    <style:style style:name="T62" style:family="text">
      <style:text-properties style:font-name="OpenSymbol1" style:font-name-asian="OpenSymbol1" style:font-name-complex="OpenSymbol1"/>
    </style:style>
    <style:style style:name="T63" style:family="text">
      <style:text-properties style:font-name="OpenSymbol1" officeooo:rsid="01324a13" style:font-name-asian="OpenSymbol1" style:font-name-complex="OpenSymbol1"/>
    </style:style>
    <style:style style:name="T64" style:family="text">
      <style:text-properties officeooo:rsid="0132e752"/>
    </style:style>
    <style:style style:name="T65" style:family="text">
      <style:text-properties officeooo:rsid="013481c2"/>
    </style:style>
    <style:style style:name="T66" style:family="text">
      <style:text-properties officeooo:rsid="0135b651"/>
    </style:style>
    <style:style style:name="T67" style:family="text">
      <style:text-properties style:font-name="Liberation Serif" style:font-name-asian="SimSun" style:font-name-complex="Arial2"/>
    </style:style>
    <style:style style:name="T68" style:family="text">
      <style:text-properties style:font-name="Symbol" style:font-name-asian="Symbol" style:font-name-complex="Symbol"/>
    </style:style>
    <style:style style:name="T69" style:family="text">
      <style:text-properties style:font-name="Symbol" officeooo:rsid="011e16fe" style:font-name-asian="Symbol" style:font-name-complex="Symbol"/>
    </style:style>
    <style:style style:name="fr1" style:family="graphic" style:parent-style-name="Formula">
      <style:graphic-properties fo:margin-left="0.019cm" fo:margin-right="0.019cm" style:wrap="parallel" style:number-wrapped-paragraphs="no-limit" style:wrap-contour="false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Aufgabe 1</text:span><text:span text:style-name="T6"><text:tab/></text:span><text:span text:style-name="T9"><text:tab/></text:span><text:span text:style-name="T31">//</text:span><text:span text:style-name="T34">Halteproblem</text:span><text:span text:style-name="T32">?</text:span><text:span text:style-name="T8"> </text:span></text:p>
      <text:p text:style-name="P25"><text:span text:style-name="T22">P</text:span><text:span text:style-name="T21">rogramm P1 {</text:span></text:p>
      <text:p text:style-name="P25"><text:span text:style-name="T21"><text:s text:c="2"/>extern function halteproblemLoesung(Programm p) returns boolean; </text:span></text:p>
      <text:p text:style-name="P25"><text:span text:style-name="T21"><text:s text:c="2"/>function main(Programm P2) returns boolean {</text:span></text:p>
      <text:p text:style-name="P25"><text:span text:style-name="T21"><text:s text:c="4"/>return halteproblemLoesung(P2); </text:span></text:p>
      <text:p text:style-name="P25"><text:span text:style-name="T21"><text:s text:c="2"/>}</text:span></text:p>
      <text:p text:style-name="P25"><text:span text:style-name="T21">}</text:span></text:p>
      <text:p text:style-name="P24"><text:span text:style-name="T22"/></text:p>
      <text:p text:style-name="P25"><text:span text:style-name="T22">P</text:span><text:span text:style-name="T21">rogramm P3 {</text:span></text:p>
      <text:p text:style-name="P25"><text:span text:style-name="T21"><text:s text:c="2"/>extern function P1.main(Programm p) returns </text:span><text:span text:style-name="T28">boolean</text:span><text:span text:style-name="T21">; </text:span></text:p>
      <text:p text:style-name="P25"><text:span text:style-name="T21"><text:s text:c="2"/>function main(Programm P2) returns </text:span><text:span text:style-name="T28">int</text:span><text:span text:style-name="T21"> {</text:span></text:p>
      <text:p text:style-name="P25"><text:span text:style-name="T21"><text:s text:c="4"/>boolean </text:span><text:span text:style-name="T23">variable_</text:span><text:span text:style-name="T21">haltet = P1.main(P2); </text:span></text:p>
      <text:p text:style-name="P26"><text:span text:style-name="T21"><text:s text:c="4"/>if (</text:span><text:span text:style-name="T23">variable_</text:span><text:span text:style-name="T21">haltet) </text:span><text:span text:style-name="T23">while(1) { } <text:tab/></text:span><text:span text:style-name="T41">// </text:span><text:span text:style-name="T42">Endlosschleife</text:span><text:span text:style-name="T29"> </text:span></text:p>
      <text:p text:style-name="P26"><text:span text:style-name="T21"><text:s text:c="4"/>else </text:span><text:span text:style-name="T23">return 7; <text:tab/></text:span><text:span text:style-name="T41">// </text:span><text:span text:style-name="T42">Rückgabe und anhalten</text:span><text:span text:style-name="T29"> </text:span></text:p>
      <text:p text:style-name="P25"><text:span text:style-name="T21"><text:s text:c="2"/>}</text:span></text:p>
      <text:p text:style-name="P25"><text:span text:style-name="T21">} </text:span></text:p>
      <text:p text:style-name="P24"><text:span text:style-name="T22"/></text:p>
      <text:p text:style-name="P27"><text:span text:style-name="T21">Falls P1 existiert, so muss auch P3 existieren (weil P3 steht ja da </text:span><text:span text:style-name="T24">und P3 ist </text:span><text:span text:style-name="T25">ein beliebiges </text:span><text:span text:style-name="T24"><text:s/></text:span><text:span text:style-name="T27">und </text:span><text:span text:style-name="T24">von P1 </text:span><text:span text:style-name="T27">verschiedenes (</text:span><text:span text:style-name="T24">„</text:span><text:span text:style-name="T26">anderes“</text:span><text:span text:style-name="T27">)</text:span><text:span text:style-name="T25"> Programm</text:span><text:span text:style-name="T21">). </text:span></text:p>
      <text:p text:style-name="P27"><text:span text:style-name="T21">Angenommen, P3(P3) hält an, dann ist variable_haltet == true und somit hält P3 nicht an. </text:span></text:p>
      <text:p text:style-name="P27"><text:span text:style-name="T21">Angenommen, P3(P3) hält nicht an, dann ist variable_haltet == false und gibt 7 zurück, hält also an. </text:span></text:p>
      <text:p text:style-name="P28"><text:span text:style-name="T21">Beide Fälle führen zum Widerspruch, also kann P3 nicht existieren. P3 existiert aber, wenn P1 existiert. Also kann auch P1 nicht existieren. </text:span></text:p>
      <text:p text:style-name="P29"><text:span text:style-name="T21"/></text:p>
      <text:p text:style-name="P7"/>
      <text:p text:style-name="P4"><text:span text:style-name="T5">A</text:span><text:span text:style-name="T3">ufgabe </text:span><text:span text:style-name="T4">2</text:span><text:span text:style-name="T7"><text:tab/></text:span><text:span text:style-name="T31">//</text:span><text:span text:style-name="T33">Turingmaschine</text:span><text:span text:style-name="T32">?</text:span><text:span text:style-name="T8"> </text:span></text:p>
      <text:p text:style-name="P32"><text:span text:style-name="T10"><draw:frame draw:style-name="fr1" draw:name="Objekt15" text:anchor-type="as-char" svg:y="-0.437cm" svg:width="10.963cm" svg:height="0.591cm" draw:z-index="0"><draw:object xlink:href="./Object 15" xlink:type="simple" xlink:show="embed" xlink:actuate="onLoad"/><draw:image xlink:href="./ObjectReplacements/Object 15" xlink:type="simple" xlink:show="embed" xlink:actuate="onLoad"/><svg:desc>Formel</svg:desc></draw:frame></text:span><text:span text:style-name="T10"><text:s/></text:span></text:p>
      <text:p text:style-name="P33">//Dürfen wir hierfür auch eine Mehrband-Turing-Maschine verwenden? </text:p>
      <text:p text:style-name="P33">Verwende 3-Band-Turing-Maschine mit Eingabeband, Band2 und Band3. </text:p>
      <text:list xml:id="list2282665201" text:style-name="L2">
        <text:list-item>
          <text:p text:style-name="P37"><text:span text:style-name="T13">Kopiere die a</text:span><text:span text:style-name="T54">i</text:span><text:span text:style-name="T13"> auf Band2. Prüfe dabei i &gt; 0. </text:span><text:span text:style-name="T14">Spule Band2 zurück. </text:span></text:p>
        </text:list-item>
        <text:list-item>
          <text:p text:style-name="P38"><text:span text:style-name="T12">Kopiere die b</text:span><text:span text:style-name="T53">j</text:span><text:span text:style-name="T12"> auf Band3. Prüfe dabei j &gt; 0. </text:span><text:span text:style-name="T14">Spule Band3 zurück. </text:span></text:p>
        </text:list-item>
        <text:list-item>
          <text:p text:style-name="P39"><text:span text:style-name="T12">Lese c</text:span><text:span text:style-name="T53">i</text:span><text:span text:style-name="T12"> auf Eingabeband. Nutze Band2, um das i abzumessen. </text:span></text:p>
        </text:list-item>
        <text:list-item>
          <text:p text:style-name="P39"><text:span text:style-name="T12">Wenn Band2 leer, spule Band2 zurück und gehe auf Band3 eins weiter. </text:span></text:p>
        </text:list-item>
        <text:list-item>
          <text:p text:style-name="P39"><text:span text:style-name="T12">Wenn Band3 leer, muss auch das Eingabeband leer sein. </text:span></text:p>
        </text:list-item>
      </text:list>
      <text:p text:style-name="P36"><text:span text:style-name="T13"/></text:p>
      <text:p text:style-name="P40"><text:span text:style-name="T13">D</text:span><text:span text:style-name="T12">ie Bandkomplexität beträgt Wortlänge einschließlich der Blanksymbole rechts und links. s(v) = | v | + 2</text:span></text:p>
      <text:p text:style-name="P34">Die Zeitkomplexität beträgt t(v) = 2i + 2j + 2ij <text:span text:style-name="T56">≤</text:span> |v|²</text:p>
      <text:p text:style-name="P35"/>
      <text:p text:style-name="P6"><text:span text:style-name="T16">A</text:span><text:span text:style-name="T15">ufgabe </text:span><text:span text:style-name="T18">3</text:span><text:span text:style-name="T19"><text:tab/></text:span><text:span text:style-name="T35">//</text:span><text:span text:style-name="T37">Read-only-Turingmaschine</text:span><text:span text:style-name="T36">?</text:span><text:span text:style-name="T20"> </text:span></text:p>
      <text:p text:style-name="P8"><text:span text:style-name="T11">3.1</text:span><text:span text:style-name="T10">: <text:tab/></text:span><text:span text:style-name="T39">//</text:span><text:span text:style-name="T40">Turingmaschine für reguläre Sprache „gerade Anzahl 1en“</text:span></text:p>
      <text:p text:style-name="P13">Bringe zunächst am Ende der Eingabe ein Sonderzeichen für Eingabeende an, <text:span text:style-name="T59">gefolgt von einem Sonderzeichen für den Schreiblesekopf</text:span>. </text:p>
      <text:p text:style-name="P13">Sodann kopiere die Eingabe nach hinten <text:span text:style-name="T59">(mit der Lese-erstes-Zeichen-Methode, dabei wird die Eingabe gelöscht)</text:span>, lasse aber immer <text:span text:style-name="T60">1</text:span> Pl<text:span text:style-name="T60">a</text:span>tz zwischen den Zeichen frei, <text:span text:style-name="T60">außer beim ersten Zeichen, dafür brauchen wir 3 Plätze. </text:span></text:p>
      <text:p text:style-name="P14">//<text:span text:style-name="T45">Beispiel: 12345 <text:s text:c="3"/></text:span><text:span text:style-name="T52">├</text:span><text:span text:style-name="T46"> <text:s text:c="2"/></text:span><text:span text:style-name="T58">12345</text:span><text:span text:style-name="T47">#</text:span><text:span text:style-name="T48">K</text:span><text:span text:style-name="T47">1</text:span><text:span text:style-name="T50">□□□</text:span><text:span text:style-name="T47">2</text:span><text:span text:style-name="T50">□</text:span><text:span text:style-name="T47">3</text:span><text:span text:style-name="T50">□</text:span><text:span text:style-name="T47">4</text:span><text:span text:style-name="T50">□</text:span><text:span text:style-name="T47">5</text:span><text:span text:style-name="T50">□</text:span><text:span text:style-name="T47">#</text:span></text:p>
      <text:p text:style-name="P18">Jetzt berechnen wir den ersten Schritt und schreiben in die erste freie Stelle die Kopfbewegung und in die Zweite den neuen Zustand. </text:p>
      <text:p text:style-name="P14">//<text:span text:style-name="T45">Beispiel: 12345 <text:s text:c="3"/></text:span><text:span text:style-name="T52">├</text:span><text:span text:style-name="T46"> <text:s text:c="2"/></text:span><text:span text:style-name="T58">12345</text:span><text:span text:style-name="T47">#</text:span><text:span text:style-name="T48">K</text:span><text:span text:style-name="T47">1</text:span><text:span text:style-name="T61">L7</text:span><text:span text:style-name="T50">□</text:span><text:span text:style-name="T47">2</text:span><text:span text:style-name="T50">□</text:span><text:span text:style-name="T47">3</text:span><text:span text:style-name="T50">□</text:span><text:span text:style-name="T47">4</text:span><text:span text:style-name="T50">□</text:span><text:span text:style-name="T47">5</text:span><text:span text:style-name="T50">□</text:span><text:span text:style-name="T47">#</text:span></text:p>
      <text:p text:style-name="P18">Wir kopieren das <text:span text:style-name="T64">G</text:span>anze wieder und müssen gegebenenfalls die Bandgröße erweitern. Um zu testen, welches Zeichen bereits kopiert wurde, verwenden wir die übrigen freien Kästchen. </text:p>
      <text:p text:style-name="P15">//<text:span text:style-name="T45">Beispiel: 12345 <text:s text:c="3"/></text:span><text:span text:style-name="T52">├</text:span><text:span text:style-name="T46"> <text:s text:c="2"/></text:span><text:span text:style-name="T58">12345</text:span><text:span text:style-name="T47">#</text:span><text:span text:style-name="T48">K</text:span><text:span text:style-name="T47">1</text:span><text:span text:style-name="T61">L7</text:span><text:span text:style-name="T50">□</text:span><text:span text:style-name="T47">2</text:span><text:span text:style-name="T50">□</text:span><text:span text:style-name="T47">3</text:span><text:span text:style-name="T50">□</text:span><text:span text:style-name="T47">4</text:span><text:span text:style-name="T50">□</text:span><text:span text:style-name="T47">5</text:span><text:span text:style-name="T50">□</text:span><text:span text:style-name="T47"># </text:span><text:span text:style-name="T46"><text:s text:c="3"/></text:span><text:span text:style-name="T52">├</text:span><text:span text:style-name="T46"> ...</text:span><text:span text:style-name="T47">#</text:span><text:span text:style-name="T48">K</text:span><text:span text:style-name="T47">1</text:span><text:span text:style-name="T61">L7</text:span><text:span text:style-name="T51">☒</text:span><text:span text:style-name="T47">2</text:span><text:span text:style-name="T51">☒</text:span><text:span text:style-name="T47">3</text:span><text:span text:style-name="T51">☒</text:span><text:span text:style-name="T47">4</text:span><text:span text:style-name="T51">☒</text:span><text:span text:style-name="T47">5</text:span><text:span text:style-name="T51">☒</text:span><text:span text:style-name="T47">#</text:span><text:span text:style-name="T49">K</text:span><text:span text:style-name="T50">□□□□</text:span><text:span text:style-name="T51">7</text:span><text:span text:style-name="T50">□</text:span><text:span text:style-name="T51">2</text:span><text:span text:style-name="T50">□</text:span><text:span text:style-name="T51">3</text:span><text:span text:style-name="T50">□</text:span><text:span text:style-name="T51">4</text:span><text:span text:style-name="T50">□</text:span><text:span text:style-name="T51">5</text:span><text:span text:style-name="T50">□</text:span><text:span text:style-name="T51">#</text:span></text:p>
      <text:p text:style-name="P19">Jetzt beginnen wir wieder bei „Jetzt berechnen wir...“. </text:p>
      <text:p text:style-name="P13"/>
      <text:p text:style-name="P21">Die Turingmaschine benötigt also Sonderzeichen <text:span text:style-name="T55">Γ</text:span> \ <text:span text:style-name="T55">Σ</text:span> = {<text:span text:style-name="T62">□</text:span>, <text:span text:style-name="T62">☒</text:span><text:span text:style-name="T67">, K, R, L, N, #</text:span>}</text:p>
      <text:p text:style-name="P22">Die Zustandsmenge wird sehr viel größer: Q x Z mit <text:line-break/>Z = {calc, copy_isHead x <text:span text:style-name="T55">Γ </text:span><text:span text:style-name="T57">x Y</text:span>, <text:s/>copy_isNotHead x <text:span text:style-name="T55">Γ </text:span><text:span text:style-name="T57">x Y</text:span>, copy_beforeHead x <text:span text:style-name="T55">Γ </text:span><text:span text:style-name="T57">x Y</text:span>, copy_atHead x <text:span text:style-name="T55">Γ </text:span><text:span text:style-name="T57">x H</text:span><text:span text:style-name="T55">, ...}</text:span></text:p>
      <text:p text:style-name="P23">Y = {content, blank}</text:p>
      <text:p text:style-name="P13">...</text:p>
      <text:p text:style-name="P13"/>
      <text:p text:style-name="P5">3.<text:span text:style-name="T65">2</text:span>: <text:tab/><text:span text:style-name="T30">//</text:span><text:span text:style-name="T43">Mächtigkeit</text:span></text:p>
      <text:p text:style-name="P20">Diese Maschine ist gleich mächtig, weil sie mit obigem Algorithmus alles berechnen kann, was auch eine normale Turingmaschine kann. <text:span text:style-name="T66">Die umgekehrte Richtung ist trivial. </text:span></text:p>
      <text:p text:style-name="P20"/>
      <text:p text:style-name="P20"/>
      <text:p text:style-name="P11"><text:span text:style-name="T16"/></text:p>
      <text:p text:style-name="P11"><text:span text:style-name="T16">A</text:span><text:span text:style-name="T15">ufgabe </text:span><text:span text:style-name="T17">4</text:span><text:span text:style-name="T19"><text:tab/></text:span><text:span text:style-name="T35">//</text:span><text:span text:style-name="T38">Phrasenstrukturgrammatik</text:span><text:span text:style-name="T36">?</text:span><text:span text:style-name="T20"> </text:span></text:p>
      <text:p text:style-name="P2"/>
      <text:p text:style-name="P10">S <text:span text:style-name="T68"></text:span> AB | x </text:p>
      <text:p text:style-name="P10">AB <text:span text:style-name="T68"></text:span> S </text:p>
      <text:p text:style-name="P9"/>
      <text:p text:style-name="P17"><text:span text:style-name="T45">Beispiel: S <text:s text:c="2"/></text:span><text:span text:style-name="T69"></text:span><text:span text:style-name="T45"> <text:s/>AB <text:s/></text:span><text:span text:style-name="T69"></text:span><text:span text:style-name="T45"> <text:s/>S <text:s/></text:span><text:span text:style-name="T69"></text:span><text:span text:style-name="T45"> <text:s/>AB <text:s/></text:span><text:span text:style-name="T69"></text:span><text:span text:style-name="T45"> <text:s/>S <text:s/></text:span><text:span text:style-name="T69"></text:span><text:span text:style-name="T45"> <text:s/>AB <text:s/></text:span><text:span text:style-name="T69"></text:span><text:span text:style-name="T45"> <text:s/>S <text:s/></text:span><text:span text:style-name="T69"></text:span><text:span text:style-name="T45"> <text:s/>x</text:span></text:p>
      <text:p text:style-name="P9"/>
      <text:p text:style-name="P12">Mit einer kontextsensitiven Grammatik ist dies nicht möglich, weil die Wortlänge einer kontextsensitiven Grammatik monoton steigend ist. </text:p>
      <text:p text:style-name="P9"/>
      <text:p text:style-name="P16"><text:span text:style-name="T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6a5a4" style:font-size-asian="14pt" style:font-weight-asian="normal" style:font-size-complex="14pt" style:font-weight-complex="normal"/>
    </style:style>
    <style:style style:name="MT1" style:family="text">
      <style:text-properties officeooo:rsid="00de972b"/>
    </style:style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eoretische Informatik, Übungsblatt <text:span text:style-name="MT1">14</text:span> <text:tab/> Florian Ot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9:34:51.556000000</meta:creation-date>
    <dc:date>2018-06-25T11:19:43.032000000</dc:date>
    <meta:editing-duration>PT13H18M42S</meta:editing-duration>
    <meta:editing-cycles>162</meta:editing-cycles>
    <meta:generator>LibreOffice/6.0.3.2$Windows_X86_64 LibreOffice_project/8f48d515416608e3a835360314dac7e47fd0b821</meta:generator>
    <meta:document-statistic meta:table-count="0" meta:image-count="0" meta:object-count="1" meta:page-count="2" meta:paragraph-count="52" meta:word-count="505" meta:character-count="3310" meta:non-whitespace-character-count="2759"/>
  </office:meta>
</office:document-meta>
</file>

<file path=Object 15/content.xml><?xml version="1.0" encoding="utf-8"?>
<math xmlns="http://www.w3.org/1998/Math/MathML" display="block">
  <semantics>
    <mrow>
      <msub>
        <mi>L</mi>
        <mn>1</mn>
      </msub>
      <mspace width="2em"/>
      <mrow>
        <mi mathvariant="normal">:</mi>
        <mo stretchy="false">=</mo>
        <mspace width="2em"/>
      </mrow>
      <mo stretchy="false">{</mo>
      <msup>
        <mi>a</mi>
        <mi>i</mi>
      </msup>
      <msup>
        <mi>b</mi>
        <mi>j</mi>
      </msup>
      <msup>
        <mi>c</mi>
        <mi>k</mi>
      </msup>
      <mrow>
        <mspace width="2em"/>
        <mo stretchy="false">∣</mo>
        <mspace width="2em"/>
      </mrow>
      <mi>i</mi>
      <mi>,</mi>
      <mspace width="0.5em"/>
      <mi>j</mi>
      <mi>,</mi>
      <mspace width="0.5em"/>
      <mi>k</mi>
      <mrow>
        <mspace width="0.5em"/>
        <mo stretchy="false">∈</mo>
        <mspace width="0.5em"/>
      </mrow>
      <mi mathvariant="normal">ℕ</mi>
      <mrow>
        <mspace width="2em"/>
        <mo stretchy="false">∧</mo>
        <mspace width="2em"/>
      </mrow>
      <mrow>
        <mi>k</mi>
        <mo stretchy="false">=</mo>
        <mi mathvariant="italic">ij</mi>
      </mrow>
      <mo stretchy="false">}</mo>
      <mrow>
        <mspace width="2em"/>
        <mo stretchy="false">=</mo>
        <mspace width="2em"/>
      </mrow>
      <mo stretchy="false">{</mo>
      <msup>
        <mi>a</mi>
        <mi>i</mi>
      </msup>
      <msup>
        <mi>b</mi>
        <mi>j</mi>
      </msup>
      <msup>
        <mi>c</mi>
        <mi mathvariant="italic">ij</mi>
      </msup>
      <mrow>
        <mspace width="2em"/>
        <mo stretchy="false">∣</mo>
        <mspace width="2em"/>
      </mrow>
      <mi>i</mi>
      <mi>,</mi>
      <mspace width="0.5em"/>
      <mi>j</mi>
      <mrow>
        <mspace width="0.5em"/>
        <mo stretchy="false">∈</mo>
        <mspace width="0.5em"/>
      </mrow>
      <mi mathvariant="normal">ℕ</mi>
      <mo stretchy="false">}</mo>
    </mrow>
    <annotation encoding="StarMath 5.0">L_1 ~ := ~ \{ a^{i}b^{j}c^{k} ~ divides ~ i, ` j, ` k ` in ` setN ~ and ~ k = ij\} ~ = ~
\{ a^{i}b^{j}c^{ij} ~ divides ~ i, ` j ` in ` setN\} </annotation>
  </semantics>
</math>
</file>